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7mm"/>
    </style:style>
    <style:style style:name="co3" style:family="table-column">
      <style:table-column-properties fo:break-before="auto" style:column-width="71.0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 style:data-style-name="N37">
      <style:table-cell-properties fo:wrap-option="wrap" fo:border="0.06pt solid #000000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Teilaufgabe</text:p>
          </table:table-cell>
          <table:table-cell table:style-name="ce1" office:value-type="string" calcext:value-type="string">
            <text:p>Datum </text:p>
          </table:table-cell>
          <table:table-cell table:style-name="ce1" office:value-type="string" calcext:value-type="string">
            <text:p>Stunden</text:p>
          </table:table-cell>
          <table:table-cell table:style-name="ce1" office:value-type="string" calcext:value-type="string">
            <text:p>Anmerkungen (Schwierigkeiten, Auswirkungen, Änderungen, Stand)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Uses Cases Phase 2</text:p>
          </table:table-cell>
          <table:table-cell office:value-type="string" calcext:value-type="string">
            <text:p>Beitrittsanfrage an Team</text:p>
          </table:table-cell>
          <table:table-cell office:value-type="date" office:date-value="2015-11-01" calcext:value-type="date">
            <text:p>01.11.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 Soll der Teamname hinter dem Studenten in der Veranstaltungsteilnehmer-Liste stehen? <text:s text:c="50"/>- Soll es eine Seite für die eigenen Teams, offene Anfragen und offene Einladungen geben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Beitrittsanfrage zurückziehen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15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Team lehnt Beitrittsanfrage ab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2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Team nimmt Beitrittsanfrage an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2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Einladung durch Team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35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Student lehnt Einladung ab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15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Student nimmt Einladung an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1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Überarbeitung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Merge Konflikte</text:p>
          </table:table-cell>
          <table:table-cell office:value-type="date" office:date-value="2015-11-01" calcext:value-type="date">
            <text:p>01.11.15</text:p>
          </table:table-cell>
          <table:table-cell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ki Ordner-Struktur</text:p>
          </table:table-cell>
          <table:table-cell office:value-type="string" calcext:value-type="string">
            <text:p>Oberpunkte zur Gliederung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eÜbersicht</text:p>
          </table:table-cell>
          <table:table-cell/>
          <table:table-cell office:value-type="date" office:date-value="2015-11-03" calcext:value-type="date">
            <text:p>03.11.15</text:p>
          </table:table-cell>
          <table:table-cell office:value-type="string" calcext:value-type="string">
            <text:p>45 Min</text:p>
          </table:table-cell>
          <table:table-cell table:number-columns-repeated="1020"/>
        </table:table-row>
        <table:table-row table:style-name="ro3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.00.0000</text:date>, <text:time style:data-style-name="N2" text:time-value="23:45:19.46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5:05:31.837000000</meta:creation-date>
    <dc:date>2015-11-03T23:45:43.436000000</dc:date>
    <meta:editing-duration>PT17M6S</meta:editing-duration>
    <meta:editing-cycles>4</meta:editing-cycles>
    <meta:generator>LibreOffice/4.4.5.2$Windows_x86 LibreOffice_project/a22f674fd25a3b6f45bdebf25400ed2adff0ff99</meta:generator>
    <meta:document-statistic meta:table-count="1" meta:cell-count="49" meta:object-count="0"/>
  </office:meta>
</office:document-meta>
</file>